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c7dc" draw:textarea-vertical-align="middle" draw:auto-grow-height="false" fo:min-height="9.275cm" fo:min-width="12.24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05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111111" draw:marker-start-width="0.279cm" draw:marker-end-width="0.279cm" draw:fill="solid" draw:fill-color="#ffd7d7" draw:textarea-vertical-align="middle" draw:auto-grow-height="false" fo:min-height="0.457cm" fo:min-width="0.207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draw:fill="solid" draw:fill-color="#b4c7dc" draw:textarea-vertical-align="middle" draw:auto-grow-height="false" fo:min-height="1.02cm" fo:min-width="2.992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111111" draw:marker-start-width="0.279cm" draw:marker-end-width="0.279cm" draw:fill="solid" draw:fill-color="#ffd7d7" draw:textarea-vertical-align="middle" draw:auto-grow-height="false" fo:min-height="0.407cm" fo:min-width="0.157cm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solid" svg:stroke-width="0.051cm" svg:stroke-color="#111111" draw:marker-start-width="0.279cm" draw:marker-end-width="0.279cm" draw:fill="solid" draw:fill-color="#ffd7d7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111111" draw:marker-start-width="0.279cm" draw:marker-end-width="0.279cm" draw:fill="solid" draw:fill-color="#8d281e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111111" draw:marker-start-width="0.279cm" draw:marker-end-width="0.279cm" draw:fill="solid" draw:fill-color="#8d281e" draw:textarea-vertical-align="middle" draw:auto-grow-height="false" fo:min-height="0.407cm" fo:min-width="0.157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dash" draw:stroke-dash="Dash_20__28_Rounded_29_" svg:stroke-width="0.102cm" svg:stroke-color="#8d281e" draw:marker-start-width="0.356cm" draw:marker-end-width="0.356cm" svg:stroke-linecap="round" draw:fill="none" draw:fill-color="#8d281e" loext:fill-use-slide-background="false" draw:textarea-vertical-align="middle" draw:auto-grow-height="false" fo:min-height="0.92cm" fo:min-width="2.892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Dash_20__28_Rounded_29_" svg:stroke-width="0.102cm" svg:stroke-color="#8d281e" draw:marker-start-width="0.356cm" draw:marker-end-width="0.356cm" svg:stroke-linecap="round" draw:fill="none" draw:fill-color="#8d281e" loext:fill-use-slide-background="false" draw:textarea-vertical-align="middle" draw:auto-grow-height="false" fo:min-height="0.773cm" fo:min-width="0.523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051cm" svg:stroke-color="#000000" draw:marker-start="Arrow" draw:marker-start-width="0.376cm" draw:marker-end="Arrow" draw:marker-end-width="0.376cm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draw:stroke="dash" draw:stroke-dash="Dash_20__28_Rounded_29_" svg:stroke-width="0.102cm" svg:stroke-color="#8d281e" draw:marker-start-width="0.356cm" draw:marker-end-width="0.356cm" svg:stroke-linecap="round" draw:fill="none" draw:textarea-vertical-align="middle" fo:padding-top="0.176cm" fo:padding-bottom="0.176cm" fo:padding-left="0.301cm" fo:padding-right="0.301cm" loext:decorative="false"/>
    </style:style>
    <style:style style:name="gr14" style:family="graphic" style:parent-style-name="standard">
      <style:graphic-properties svg:stroke-width="0.051cm" svg:stroke-color="#808080" draw:marker-start="" draw:marker-start-width="0.376cm" draw:marker-end="Arrow" draw:marker-end-width="0.376cm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1cm" svg:stroke-color="#808080" draw:marker-start="Arrow" draw:marker-start-width="0.376cm" draw:marker-end="" draw:marker-end-width="0.376cm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8d281e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draw:stroke="dash" draw:stroke-dash="Dash_20__28_Rounded_29_" svg:stroke-width="0.152cm" svg:stroke-color="#8d281e" draw:marker-start-width="0.432cm" draw:marker-end-width="0.432cm" svg:stroke-linecap="round" draw:fill="none" draw:textarea-vertical-align="middle" fo:padding-top="0.201cm" fo:padding-bottom="0.201cm" fo:padding-left="0.326cm" fo:padding-right="0.326cm" loext:decorative="false"/>
    </style:style>
    <style:style style:name="gr18" style:family="graphic" style:parent-style-name="standard">
      <style:graphic-properties svg:stroke-width="0.051cm" svg:stroke-color="#808080" draw:marker-start="Arrow" draw:marker-start-width="0.376cm" draw:marker-end="Arrow" draw:marker-end-width="0.376cm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draw:stroke-dash="Dash_20__28_Rounded_29_" svg:stroke-width="0.102cm" svg:stroke-color="#8d281e" draw:marker-start-width="0.356cm" draw:marker-end-width="0.356cm" svg:stroke-linecap="round" draw:fill="none" draw:fill-color="#8d281e" loext:fill-use-slide-background="false" draw:textarea-vertical-align="middle" draw:auto-grow-height="false" fo:min-height="0.92cm" fo:min-width="2.892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loext:graphic-properties draw:fill="solid" draw:fill-color="#b4c7dc"/>
      <style:paragraph-properties fo:text-align="center" style:writing-mode="lr-tb"/>
      <style:text-properties style:font-name="Ubuntu"/>
    </style:style>
    <style:style style:name="P7" style:family="paragraph">
      <loext:graphic-properties draw:fill="solid" draw:fill-color="#ffd7d7"/>
      <style:paragraph-properties fo:text-align="center" style:writing-mode="lr-tb"/>
      <style:text-properties style:font-name="Ubuntu"/>
    </style:style>
    <style:style style:name="P8" style:family="paragraph">
      <loext:graphic-properties draw:fill="solid" draw:fill-color="#8d281e"/>
      <style:paragraph-properties fo:text-align="center" style:writing-mode="lr-tb"/>
      <style:text-properties style:font-name="Ubuntu"/>
    </style:style>
    <style:style style:name="P9" style:family="paragraph">
      <loext:graphic-properties draw:fill="solid" draw:fill-color="#8d281e"/>
      <style:paragraph-properties fo:text-align="center"/>
    </style:style>
    <style:style style:name="P10" style:family="paragraph">
      <loext:graphic-properties draw:fill="none" draw:fill-color="#8d281e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8d281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47cm" svg:height="9.525cm" svg:x="0.953cm" svg:y="0.0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47cm" svg:height="9.525cm" svg:x="14.288cm" svg:y="0.0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47cm" svg:height="9.525cm" svg:x="1cm" svg:y="10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47cm" svg:height="9.525cm" svg:x="14.288cm" svg:y="10.2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7cm" svg:height="1.28cm" svg:x="1cm" svg:y="0.047cm">
          <draw:text-box>
            <text:p text:style-name="P2"><text:span text:style-name="T1">Нерівноважна популяція</text:span></text:p>
          </draw:text-box>
        </draw:frame>
        <draw:frame draw:style-name="gr2" draw:text-style-name="P3" draw:layer="layout" svg:width="12.7cm" svg:height="1.28cm" svg:x="14.335cm" svg:y="0.047cm">
          <draw:text-box>
            <text:p text:style-name="P2"><text:span text:style-name="T1">Плямиста популяція</text:span></text:p>
          </draw:text-box>
        </draw:frame>
        <draw:frame draw:style-name="gr2" draw:text-style-name="P3" draw:layer="layout" svg:width="12.7cm" svg:height="1.28cm" svg:x="1cm" svg:y="10.207cm">
          <draw:text-box>
            <text:p text:style-name="P2"><text:span text:style-name="T1">Класична метапопуляція</text:span></text:p>
          </draw:text-box>
        </draw:frame>
        <draw:frame draw:style-name="gr3" draw:text-style-name="P3" draw:layer="layout" svg:width="12.7cm" svg:height="2.309cm" svg:x="14.335cm" svg:y="10.207cm">
          <draw:text-box>
            <text:p text:style-name="P2"><text:span text:style-name="T1">Континентально-острівна популяція</text:span></text:p>
          </draw:text-box>
        </draw:frame>
        <draw:custom-shape draw:style-name="gr4" draw:text-style-name="P4" draw:layer="layout" svg:width="0.999cm" svg:height="0.999cm" svg:x="2.85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492cm" svg:height="1.27cm" svg:x="1cm" svg:y="20.05cm">
          <text:p text:style-name="P5"><text:span text:style-name="T2">непридатне середовище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99cm" svg:height="0.999cm" svg:x="6.351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10.525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92cm" svg:height="1.27cm" svg:x="5.445cm" svg:y="20.05cm">
          <text:p text:style-name="P5"><text:span text:style-name="T2">вакантна локація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92cm" svg:height="1.27cm" svg:x="10.207cm" svg:y="20.05cm">
          <text:p text:style-name="P5"><text:span text:style-name="T2">зайнята локація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99cm" svg:height="0.999cm" svg:x="2.587cm" svg:y="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6.71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0.52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5.081cm" svg:y="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.492cm" svg:height="1.27cm" svg:x="14.653cm" svg:y="20.05cm">
          <text:p text:style-name="P5"><text:span text:style-name="T2">межі популяці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587cm" svg:height="1.587cm" svg:x="2.2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4.81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6.398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0.208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6.55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7.46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0.05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0.05cm" svg:y="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192cm" svg:y1="4.175cm" svg:x2="17.827cm" svg:y2="7.032cm">
          <text:p/>
        </draw:line>
        <draw:line draw:style-name="gr12" draw:text-style-name="P2" draw:layer="layout" svg:x1="23.86cm" svg:y1="4.81cm" svg:x2="18.462cm" svg:y2="7.35cm">
          <text:p/>
        </draw:line>
        <draw:line draw:style-name="gr12" draw:text-style-name="P2" draw:layer="layout" svg:x1="20.05cm" svg:y1="5.445cm" svg:x2="18.462cm" svg:y2="7.032cm">
          <text:p/>
        </draw:line>
        <draw:line draw:style-name="gr12" draw:text-style-name="P2" draw:layer="layout" svg:x1="20.367cm" svg:y1="3.222cm" svg:x2="18.145cm" svg:y2="7.032cm">
          <text:p/>
        </draw:line>
        <draw:line draw:style-name="gr12" draw:text-style-name="P2" draw:layer="layout" svg:x1="20.05cm" svg:y1="2.905cm" svg:x2="17.51cm" svg:y2="3.54cm">
          <text:p/>
        </draw:line>
        <draw:line draw:style-name="gr12" draw:text-style-name="P2" draw:layer="layout" svg:x1="20.05cm" svg:y1="5.127cm" svg:x2="17.51cm" svg:y2="3.857cm">
          <text:p/>
        </draw:line>
        <draw:line draw:style-name="gr12" draw:text-style-name="P2" draw:layer="layout" svg:x1="23.86cm" svg:y1="4.492cm" svg:x2="17.51cm" svg:y2="3.857cm">
          <text:p/>
        </draw:line>
        <draw:line draw:style-name="gr12" draw:text-style-name="P2" draw:layer="layout" svg:x1="23.86cm" svg:y1="4.81cm" svg:x2="21.002cm" svg:y2="5.127cm">
          <text:p/>
        </draw:line>
        <draw:line draw:style-name="gr12" draw:text-style-name="P2" draw:layer="layout" svg:x1="20.685cm" svg:y1="3.222cm" svg:x2="20.685cm" svg:y2="4.81cm">
          <text:p/>
        </draw:line>
        <draw:line draw:style-name="gr12" draw:text-style-name="P2" draw:layer="layout" svg:x1="21.002cm" svg:y1="2.905cm" svg:x2="23.86cm" svg:y2="4.175cm">
          <text:p/>
        </draw:line>
        <draw:polygon draw:style-name="gr13" draw:text-style-name="P12" draw:layer="layout" svg:width="8.935cm" svg:height="5.521cm" draw:transform="skewX (-3.77477059538958E-017) rotate (0.321664181142555) translate (15.6681688030783cm 3.41218988550284cm)" svg:viewBox="0 0 8936 5522" draw:points="603,0 4619,0 5221,201 5723,703 8735,3715 8936,4116 8835,4418 8434,4618 1105,5522 502,5322 0,4820 100,502">
          <text:p/>
        </draw:polygon>
        <draw:custom-shape draw:style-name="gr6" draw:text-style-name="P4" draw:layer="layout" svg:width="0.999cm" svg:height="0.999cm" svg:x="2.858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6.35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10.525cm" svg:y="1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.587cm" svg:y="1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6.715cm" svg:y="1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0.525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5.081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2.27cm" svg:y="1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4.81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6.398cm" svg:y="1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0.208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857cm" svg:y1="16.24cm" svg:x2="6.397cm" svg:y2="18.145cm">
          <text:p/>
        </draw:line>
        <draw:line draw:style-name="gr12" draw:text-style-name="P2" draw:layer="layout" svg:x1="3.857cm" svg:y1="15.605cm" svg:x2="10.207cm" svg:y2="14.335cm">
          <text:p/>
        </draw:line>
        <draw:line draw:style-name="gr12" draw:text-style-name="P2" draw:layer="layout" svg:x1="3.54cm" svg:y1="14.97cm" svg:x2="5.127cm" svg:y2="13.7cm">
          <text:p/>
        </draw:line>
        <draw:line draw:style-name="gr12" draw:text-style-name="P2" draw:layer="layout" svg:x1="7.032cm" svg:y1="17.827cm" svg:x2="5.762cm" svg:y2="14.017cm">
          <text:p/>
        </draw:line>
        <draw:line draw:style-name="gr12" draw:text-style-name="P2" draw:layer="layout" svg:x1="10.207cm" svg:y1="14.017cm" svg:x2="6.397cm" svg:y2="13.065cm">
          <text:p/>
        </draw:line>
        <draw:line draw:style-name="gr12" draw:text-style-name="P2" draw:layer="layout" svg:x1="10.525cm" svg:y1="14.97cm" svg:x2="7.667cm" svg:y2="17.827cm">
          <text:p/>
        </draw:line>
        <draw:line draw:style-name="gr14" draw:text-style-name="P2" draw:layer="layout" svg:x1="6.397cm" svg:y1="18.78cm" svg:x2="3.857cm" svg:y2="18.462cm">
          <text:p/>
        </draw:line>
        <draw:line draw:style-name="gr14" draw:text-style-name="P2" draw:layer="layout" svg:x1="3.222cm" svg:y1="16.557cm" svg:x2="3.222cm" svg:y2="17.827cm">
          <text:p/>
        </draw:line>
        <draw:line draw:style-name="gr14" draw:text-style-name="P2" draw:layer="layout" svg:x1="5.445cm" svg:y1="14.017cm" svg:x2="3.857cm" svg:y2="17.827cm">
          <text:p/>
        </draw:line>
        <draw:line draw:style-name="gr14" draw:text-style-name="P2" draw:layer="layout" svg:x1="10.207cm" svg:y1="14.652cm" svg:x2="3.857cm" svg:y2="18.145cm">
          <text:p/>
        </draw:line>
        <draw:line draw:style-name="gr14" draw:text-style-name="P2" draw:layer="layout" svg:x1="7.35cm" svg:y1="17.827cm" svg:x2="7.032cm" svg:y2="15.288cm">
          <text:p/>
        </draw:line>
        <draw:line draw:style-name="gr14" draw:text-style-name="P2" draw:layer="layout" svg:x1="3.857cm" svg:y1="15.922cm" svg:x2="6.397cm" svg:y2="15.287cm">
          <text:p/>
        </draw:line>
        <draw:line draw:style-name="gr14" draw:text-style-name="P2" draw:layer="layout" svg:x1="6.397cm" svg:y1="13.382cm" svg:x2="10.525cm" svg:y2="16.875cm">
          <text:p/>
        </draw:line>
        <draw:line draw:style-name="gr14" draw:text-style-name="P2" draw:layer="layout" svg:x1="6.08cm" svg:y1="13.7cm" svg:x2="6.715cm" svg:y2="14.335cm">
          <text:p/>
        </draw:line>
        <draw:line draw:style-name="gr14" draw:text-style-name="P2" draw:layer="layout" svg:x1="11.16cm" svg:y1="14.97cm" svg:x2="11.16cm" svg:y2="16.875cm">
          <text:p/>
        </draw:line>
        <draw:line draw:style-name="gr15" draw:text-style-name="P2" draw:layer="layout" svg:x1="10.525cm" svg:y1="17.51cm" svg:x2="7.985cm" svg:y2="18.78cm">
          <text:p/>
        </draw:line>
        <draw:line draw:style-name="gr15" draw:text-style-name="P2" draw:layer="layout" svg:x1="10.525cm" svg:y1="17.192cm" svg:x2="3.857cm" svg:y2="16.24cm">
          <text:p/>
        </draw:line>
        <draw:line draw:style-name="gr14" draw:text-style-name="P2" draw:layer="layout" svg:x1="10.207cm" svg:y1="14.017cm" svg:x2="7.35cm" svg:y2="14.652cm">
          <text:p/>
        </draw:line>
        <draw:custom-shape draw:style-name="gr6" draw:text-style-name="P4" draw:layer="layout" svg:width="0.999cm" svg:height="0.999cm" svg:x="14.923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20.68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24.448cm" svg:y="1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5.922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2.907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8.416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5.60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8.14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22.59cm" svg:y="1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9" draw:layer="layout" svg:width="7.498cm" svg:height="9.853cm" svg:x="16.883cm" svg:y="17.534cm" draw:kind="cut" draw:start-angle="33.73" draw:end-angle="146.37">
          <text:p/>
        </draw:ellipse>
        <draw:path draw:style-name="gr17" draw:text-style-name="P12" draw:layer="layout" svg:width="4.6cm" svg:height="6.391cm" draw:transform="skewX (6.3334613728438E-017) rotate (1.06395271201574) translate (16.953cm 19.749cm)" svg:viewBox="0 0 4601 6392" svg:d="M0 0c972 0 1834 149 1834 149l969 305 708 536 539 738 415 785 77 801 59 768-221 771-391 930-397 609">
          <text:p/>
        </draw:path>
        <draw:line draw:style-name="gr12" draw:text-style-name="P2" draw:layer="layout" svg:x1="18.389cm" svg:y1="17.651cm" svg:x2="17.056cm" svg:y2="16.334cm">
          <text:p/>
        </draw:line>
        <draw:line draw:style-name="gr12" draw:text-style-name="P2" draw:layer="layout" svg:x1="19.674cm" svg:y1="17.084cm" svg:x2="19.174cm" svg:y2="14.086cm">
          <text:p/>
        </draw:line>
        <draw:line draw:style-name="gr12" draw:text-style-name="P2" draw:layer="layout" svg:x1="22.396cm" svg:y1="17.462cm" svg:x2="22.954cm" svg:y2="16.788cm">
          <text:p/>
        </draw:line>
        <draw:line draw:style-name="gr14" draw:text-style-name="P2" draw:layer="layout" svg:x1="17.387cm" svg:y1="18.785cm" svg:x2="15.951cm" svg:y2="18.331cm">
          <text:p/>
        </draw:line>
        <draw:line draw:style-name="gr14" draw:text-style-name="P2" draw:layer="layout" svg:x1="20.846cm" svg:y1="16.914cm" svg:x2="21.11cm" svg:y2="14.778cm">
          <text:p/>
        </draw:line>
        <draw:line draw:style-name="gr14" draw:text-style-name="P2" draw:layer="layout" svg:x1="23.681cm" svg:y1="18.483cm" svg:x2="24.587cm" svg:y2="17.688cm">
          <text:p/>
        </draw:line>
        <draw:line draw:style-name="gr12" draw:text-style-name="P2" draw:layer="layout" svg:x1="22.59cm" svg:y1="21.32cm" svg:x2="19.098cm" svg:y2="21.32cm">
          <text:p/>
        </draw:line>
        <draw:line draw:style-name="gr18" draw:text-style-name="P2" draw:layer="layout" svg:x1="27.034cm" svg:y1="21.32cm" svg:x2="23.542cm" svg:y2="21.32cm">
          <text:p/>
        </draw:line>
        <draw:custom-shape draw:style-name="gr19" draw:text-style-name="P10" draw:layer="layout" svg:width="3.492cm" svg:height="1.27cm" svg:x="19.098cm" svg:y="20.05cm">
          <text:p text:style-name="P5"><text:span text:style-name="T2">міграція особ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.492cm" svg:height="1.27cm" svg:x="23.542cm" svg:y="20.05cm">
          <text:p text:style-name="P5"><text:span text:style-name="T2">можлива міграція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eksii Dubovyk</meta:initial-creator>
    <meta:creation-date>2025-09-28T19:47:04.210646606</meta:creation-date>
    <dc:date>2025-09-30T10:09:30.169883479</dc:date>
    <dc:creator>Oleksii Dubovyk</dc:creator>
    <meta:editing-duration>PT34M38S</meta:editing-duration>
    <meta:editing-cycles>7</meta:editing-cycles>
    <meta:generator>LibreOffice/25.8.0.4$Linux_X86_64 LibreOffice_project/48f00303701489684e67c38c28aff00cd5929e67</meta:generator>
    <meta:document-statistic meta:object-count="89"/>
  </office:meta>
</office:document-meta>
</file>